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1" style:display-name="1Table1" style:family="table">
      <style:table-properties style:width="11.43mm" table:align="margins" style:may-break-between-rows="false"/>
    </style:style>
    <style:style style:name="_31_Table1.A" style:display-name="1Table1.A" style:family="table-column">
      <style:table-column-properties style:column-width="4.99mm" style:rel-column-width="28620*"/>
    </style:style>
    <style:style style:name="_31_Table1.B" style:display-name="1Table1.B" style:family="table-column">
      <style:table-column-properties style:column-width="6.44mm" style:rel-column-width="36915*"/>
    </style:style>
    <style:style style:name="_31_Table1.1" style:display-name="1Table1.1" style:family="table-row">
      <style:table-row-properties style:row-height="59.5mm"/>
    </style:style>
    <style:style style:name="_31_Table1.A1" style:display-name="1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1.B1" style:display-name="1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1.A2" style:display-name="1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1.B2" style:display-name="1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2" style:display-name="1Table2" style:family="table">
      <style:table-properties style:width="183.87mm" fo:break-after="page" table:align="margins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8.04mm"/>
    </style:style>
    <style:style style:name="_31_Table2.A2" style:display-name="1Table2.A2" style:family="table-cell">
      <style:table-cell-properties style:vertical-align="middle" fo:padding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1" style:family="table">
      <style:table-properties style:width="118.99m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3.95mm" style:rel-column-width="7680*"/>
    </style:style>
    <style:style style:name="Table1.B" style:family="table-column">
      <style:table-column-properties style:column-width="52.78mm" style:rel-column-width="29067*"/>
    </style:style>
    <style:style style:name="Table1.C" style:family="table-column">
      <style:table-column-properties style:column-width="52.26mm" style:rel-column-width="28788*"/>
    </style:style>
    <style:style style:name="Table1.1" style:family="table-row">
      <style:table-row-properties style:row-height="13.49mm" fo:keep-together="auto"/>
    </style:style>
    <style:style style:name="Table1.A1" style:family="table-cell">
      <style:table-cell-properties fo:background-color="transparent" fo:padding="0.97mm" fo:border-left="1.6pt solid #000000" fo:border-right="none" fo:border-top="none" fo:border-bottom="1.6pt solid #000000" style:writing-mode="page">
        <style:background-image/>
      </style:table-cell-properties>
    </style:style>
    <style:style style:name="Table1.2" style:family="table-row">
      <style:table-row-properties style:row-height="8.01mm"/>
    </style:style>
    <style:style style:name="Table1.A2" style:family="table-cell">
      <style:table-cell-properties fo:background-color="transparent" fo:padding="0.97mm" fo:border-left="1.6pt solid #000000" fo:border-right="1.6pt solid #000000" fo:border-top="none" fo:border-bottom="none" style:writing-mode="pag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paragraph-rsid="003ea165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20" style:family="paragraph" style:parent-style-name="Frame_20_contents">
      <style:text-properties officeooo:rsid="00483298" officeooo:paragraph-rsid="00483298"/>
    </style:style>
    <style:style style:name="P21" style:family="paragraph" style:parent-style-name="Table_20_Contents">
      <loext:graphic-properties draw:fill="none"/>
      <style:paragraph-properties fo:margin-left="0.49mm" fo:margin-right="0mm" fo:text-align="start" style:justify-single-word="false" fo:text-indent="0mm" style:auto-text-indent="false" fo:background-color="transparent" text:number-lines="false" text:line-number="0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22" style:family="paragraph" style:parent-style-name="Table_20_Contents">
      <style:paragraph-properties fo:text-align="start" style:justify-single-word="false" fo:padding-left="1.01mm" fo:padding-right="1.01mm" fo:padding-top="0mm" fo:padding-bottom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5" style:family="graphic" style:parent-style-name="Frame">
      <style:graphic-properties fo:margin-left="0mm" fo:margin-right="0mm" fo:margin-top="0mm" fo:margin-bottom="0mm" style:wrap="none" style:vertical-pos="from-top" style:vertical-rel="page" style:horizontal-pos="from-left" style:horizontal-rel="page" draw:opacity="0%" fo:padding="0mm" fo:border="none" style:shadow="none" draw:shadow-opacity="100%"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1" text:anchor-type="paragraph" svg:x="8.01mm" svg:y="4.97mm" svg:width="11.99mm" svg:height="120mm" draw:z-index="0"><draw:text-box><table:table table:name="1Table1" table:style-name="_31_Table1"><table:table-column table:style-name="_31_Table1.A"/><table:table-column table:style-name="_31_Table1.B"/><table:table-row table:style-name="_31_Table1.1"><table:table-cell table:style-name="_31_Table1.A1" office:value-type="string"><text:p text:style-name="P6">Перв. примен.</text:p></table:table-cell><table:table-cell table:style-name="_31_Table1.B1" office:value-type="string"><text:p text:style-name="P8">#6:1</text:p></table:table-cell></table:table-row><table:table-row table:style-name="_31_Table1.1"><table:table-cell table:style-name="_31_Table1.A2" office:value-type="string"><text:p text:style-name="P6">Справ. №</text:p></table:table-cell><table:table-cell table:style-name="_31_Table1.B2" office:value-type="string"><text:p text:style-name="P7"/></table:table-cell></table:table-row></table:table><text:p text:style-name="Frame_20_contents"/></draw:text-box></draw:frame><draw:frame draw:style-name="fr2" draw:name="1Frame2" text:anchor-type="paragraph" svg:x="20mm" svg:y="4.99mm" svg:width="185mm" svg:height="247mm" draw:z-index="2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1">Поз.</text:p><text:p text:style-name="P11">обозначе-</text:p><text:p text:style-name="P11">ние</text:p></table:table-cell><table:table-cell table:style-name="_31_Table2.B1" office:value-type="string"><text:p text:style-name="P14">Наименование</text:p></table:table-cell><table:table-cell table:style-name="_31_Table2.B1" office:value-type="string"><text:p text:style-name="P15"><text:span text:style-name="T1">Кол</text:span>.</text:p></table:table-cell><table:table-cell table:style-name="_31_Table2.B1" office:value-type="string"><text:p text:style-name="P14">Примечание</text:p></table:table-cell></table:table-row><table:table-row table:style-name="_31_Table2.2"><table:table-cell table:style-name="_31_Table2.A2" office:value-type="string"><text:p text:style-name="P22">#1:1</text:p></table:table-cell><table:table-cell table:style-name="_31_Table2.B2" office:value-type="string"><text:p text:style-name="P13">#2:1</text:p></table:table-cell><table:table-cell table:style-name="_31_Table2.C2" office:value-type="string"><text:p text:style-name="P12">#3:1</text:p></table:table-cell><table:table-cell table:style-name="_31_Table2.C2" office:value-type="string"><text:p text:style-name="P22">#4:1</text:p></table:table-cell></table:table-row><table:table-row table:style-name="_31_Table2.2"><table:table-cell table:style-name="_31_Table2.A2" office:value-type="string"><text:p text:style-name="P22">#1:2</text:p></table:table-cell><table:table-cell table:style-name="_31_Table2.B2" office:value-type="string"><text:p text:style-name="P13">#2:2</text:p></table:table-cell><table:table-cell table:style-name="_31_Table2.C2" office:value-type="string"><text:p text:style-name="P12">#3:2</text:p></table:table-cell><table:table-cell table:style-name="_31_Table2.C2" office:value-type="string"><text:p text:style-name="P22">#4:2</text:p></table:table-cell></table:table-row><table:table-row table:style-name="_31_Table2.2"><table:table-cell table:style-name="_31_Table2.A2" office:value-type="string"><text:p text:style-name="P22">#1:3</text:p></table:table-cell><table:table-cell table:style-name="_31_Table2.B2" office:value-type="string"><text:p text:style-name="P13">#2:3</text:p></table:table-cell><table:table-cell table:style-name="_31_Table2.C2" office:value-type="string"><text:p text:style-name="P12">#3:3</text:p></table:table-cell><table:table-cell table:style-name="_31_Table2.C2" office:value-type="string"><text:p text:style-name="P22">#4:3</text:p></table:table-cell></table:table-row><table:table-row table:style-name="_31_Table2.2"><table:table-cell table:style-name="_31_Table2.A2" office:value-type="string"><text:p text:style-name="P22">#1:4</text:p></table:table-cell><table:table-cell table:style-name="_31_Table2.B2" office:value-type="string"><text:p text:style-name="P13">#2:4</text:p></table:table-cell><table:table-cell table:style-name="_31_Table2.C2" office:value-type="string"><text:p text:style-name="P12">#3:4</text:p></table:table-cell><table:table-cell table:style-name="_31_Table2.C2" office:value-type="string"><text:p text:style-name="P22">#4:4</text:p></table:table-cell></table:table-row><table:table-row table:style-name="_31_Table2.2"><table:table-cell table:style-name="_31_Table2.A2" office:value-type="string"><text:p text:style-name="P22">#1:5</text:p></table:table-cell><table:table-cell table:style-name="_31_Table2.B2" office:value-type="string"><text:p text:style-name="P13">#2:5</text:p></table:table-cell><table:table-cell table:style-name="_31_Table2.C2" office:value-type="string"><text:p text:style-name="P12">#3:5</text:p></table:table-cell><table:table-cell table:style-name="_31_Table2.C2" office:value-type="string"><text:p text:style-name="P22">#4:5</text:p></table:table-cell></table:table-row><table:table-row table:style-name="_31_Table2.2"><table:table-cell table:style-name="_31_Table2.A2" office:value-type="string"><text:p text:style-name="P22">#1:6</text:p></table:table-cell><table:table-cell table:style-name="_31_Table2.B2" office:value-type="string"><text:p text:style-name="P13">#2:6</text:p></table:table-cell><table:table-cell table:style-name="_31_Table2.C2" office:value-type="string"><text:p text:style-name="P12">#3:6</text:p></table:table-cell><table:table-cell table:style-name="_31_Table2.C2" office:value-type="string"><text:p text:style-name="P22">#4:6</text:p></table:table-cell></table:table-row><table:table-row table:style-name="_31_Table2.2"><table:table-cell table:style-name="_31_Table2.A2" office:value-type="string"><text:p text:style-name="P22">#1:7</text:p></table:table-cell><table:table-cell table:style-name="_31_Table2.B2" office:value-type="string"><text:p text:style-name="P13">#2:7</text:p></table:table-cell><table:table-cell table:style-name="_31_Table2.C2" office:value-type="string"><text:p text:style-name="P12">#3:7</text:p></table:table-cell><table:table-cell table:style-name="_31_Table2.C2" office:value-type="string"><text:p text:style-name="P22">#4:7</text:p></table:table-cell></table:table-row><table:table-row table:style-name="_31_Table2.2"><table:table-cell table:style-name="_31_Table2.A2" office:value-type="string"><text:p text:style-name="P22">#1:8</text:p></table:table-cell><table:table-cell table:style-name="_31_Table2.B2" office:value-type="string"><text:p text:style-name="P13">#2:8</text:p></table:table-cell><table:table-cell table:style-name="_31_Table2.C2" office:value-type="string"><text:p text:style-name="P12">#3:8</text:p></table:table-cell><table:table-cell table:style-name="_31_Table2.C2" office:value-type="string"><text:p text:style-name="P22">#4:8</text:p></table:table-cell></table:table-row><table:table-row table:style-name="_31_Table2.2"><table:table-cell table:style-name="_31_Table2.A2" office:value-type="string"><text:p text:style-name="P22">#1:9</text:p></table:table-cell><table:table-cell table:style-name="_31_Table2.B2" office:value-type="string"><text:p text:style-name="P13">#2:9</text:p></table:table-cell><table:table-cell table:style-name="_31_Table2.C2" office:value-type="string"><text:p text:style-name="P12">#3:9</text:p></table:table-cell><table:table-cell table:style-name="_31_Table2.C2" office:value-type="string"><text:p text:style-name="P22">#4:9</text:p></table:table-cell></table:table-row><table:table-row table:style-name="_31_Table2.2"><table:table-cell table:style-name="_31_Table2.A2" office:value-type="string"><text:p text:style-name="P22">#1:10</text:p></table:table-cell><table:table-cell table:style-name="_31_Table2.B2" office:value-type="string"><text:p text:style-name="P13">#2:10</text:p></table:table-cell><table:table-cell table:style-name="_31_Table2.C2" office:value-type="string"><text:p text:style-name="P12">#3:10</text:p></table:table-cell><table:table-cell table:style-name="_31_Table2.C2" office:value-type="string"><text:p text:style-name="P22">#4:10</text:p></table:table-cell></table:table-row><table:table-row table:style-name="_31_Table2.2"><table:table-cell table:style-name="_31_Table2.A2" office:value-type="string"><text:p text:style-name="P22">#1:11</text:p></table:table-cell><table:table-cell table:style-name="_31_Table2.B2" office:value-type="string"><text:p text:style-name="P13">#2:11</text:p></table:table-cell><table:table-cell table:style-name="_31_Table2.C2" office:value-type="string"><text:p text:style-name="P12">#3:11</text:p></table:table-cell><table:table-cell table:style-name="_31_Table2.C2" office:value-type="string"><text:p text:style-name="P22">#4:11</text:p></table:table-cell></table:table-row><table:table-row table:style-name="_31_Table2.2"><table:table-cell table:style-name="_31_Table2.A2" office:value-type="string"><text:p text:style-name="P22">#1:12</text:p></table:table-cell><table:table-cell table:style-name="_31_Table2.B2" office:value-type="string"><text:p text:style-name="P13">#2:12</text:p></table:table-cell><table:table-cell table:style-name="_31_Table2.C2" office:value-type="string"><text:p text:style-name="P12">#3:12</text:p></table:table-cell><table:table-cell table:style-name="_31_Table2.C2" office:value-type="string"><text:p text:style-name="P22">#4:12</text:p></table:table-cell></table:table-row><table:table-row table:style-name="_31_Table2.2"><table:table-cell table:style-name="_31_Table2.A2" office:value-type="string"><text:p text:style-name="P22">#1:13</text:p></table:table-cell><table:table-cell table:style-name="_31_Table2.B2" office:value-type="string"><text:p text:style-name="P13">#2:13</text:p></table:table-cell><table:table-cell table:style-name="_31_Table2.C2" office:value-type="string"><text:p text:style-name="P12">#3:13</text:p></table:table-cell><table:table-cell table:style-name="_31_Table2.C2" office:value-type="string"><text:p text:style-name="P22">#4:13</text:p></table:table-cell></table:table-row><table:table-row table:style-name="_31_Table2.2"><table:table-cell table:style-name="_31_Table2.A2" office:value-type="string"><text:p text:style-name="P22">#1:14</text:p></table:table-cell><table:table-cell table:style-name="_31_Table2.B2" office:value-type="string"><text:p text:style-name="P13">#2:14</text:p></table:table-cell><table:table-cell table:style-name="_31_Table2.C2" office:value-type="string"><text:p text:style-name="P12">#3:14</text:p></table:table-cell><table:table-cell table:style-name="_31_Table2.C2" office:value-type="string"><text:p text:style-name="P22">#4:14</text:p></table:table-cell></table:table-row><table:table-row table:style-name="_31_Table2.2"><table:table-cell table:style-name="_31_Table2.A2" office:value-type="string"><text:p text:style-name="P22">#1:15</text:p></table:table-cell><table:table-cell table:style-name="_31_Table2.B2" office:value-type="string"><text:p text:style-name="P13">#2:15</text:p></table:table-cell><table:table-cell table:style-name="_31_Table2.C2" office:value-type="string"><text:p text:style-name="P12">#3:15</text:p></table:table-cell><table:table-cell table:style-name="_31_Table2.C2" office:value-type="string"><text:p text:style-name="P22">#4:15</text:p></table:table-cell></table:table-row><table:table-row table:style-name="_31_Table2.2"><table:table-cell table:style-name="_31_Table2.A2" office:value-type="string"><text:p text:style-name="P22">#1:16</text:p></table:table-cell><table:table-cell table:style-name="_31_Table2.B2" office:value-type="string"><text:p text:style-name="P13">#2:16</text:p></table:table-cell><table:table-cell table:style-name="_31_Table2.C2" office:value-type="string"><text:p text:style-name="P12">#3:16</text:p></table:table-cell><table:table-cell table:style-name="_31_Table2.C2" office:value-type="string"><text:p text:style-name="P22">#4:16</text:p></table:table-cell></table:table-row><table:table-row table:style-name="_31_Table2.2"><table:table-cell table:style-name="_31_Table2.A2" office:value-type="string"><text:p text:style-name="P22">#1:17</text:p></table:table-cell><table:table-cell table:style-name="_31_Table2.B2" office:value-type="string"><text:p text:style-name="P13">#2:17</text:p></table:table-cell><table:table-cell table:style-name="_31_Table2.C2" office:value-type="string"><text:p text:style-name="P12">#3:17</text:p></table:table-cell><table:table-cell table:style-name="_31_Table2.C2" office:value-type="string"><text:p text:style-name="P22">#4:17</text:p></table:table-cell></table:table-row><table:table-row table:style-name="_31_Table2.2"><table:table-cell table:style-name="_31_Table2.A2" office:value-type="string"><text:p text:style-name="P22">#1:18</text:p></table:table-cell><table:table-cell table:style-name="_31_Table2.B2" office:value-type="string"><text:p text:style-name="P13">#2:18</text:p></table:table-cell><table:table-cell table:style-name="_31_Table2.C2" office:value-type="string"><text:p text:style-name="P12">#3:18</text:p></table:table-cell><table:table-cell table:style-name="_31_Table2.C2" office:value-type="string"><text:p text:style-name="P22">#4:18</text:p></table:table-cell></table:table-row><table:table-row table:style-name="_31_Table2.2"><table:table-cell table:style-name="_31_Table2.A2" office:value-type="string"><text:p text:style-name="P22">#1:19</text:p></table:table-cell><table:table-cell table:style-name="_31_Table2.B2" office:value-type="string"><text:p text:style-name="P13">#2:19</text:p></table:table-cell><table:table-cell table:style-name="_31_Table2.C2" office:value-type="string"><text:p text:style-name="P12">#3:19</text:p></table:table-cell><table:table-cell table:style-name="_31_Table2.C2" office:value-type="string"><text:p text:style-name="P22">#4:19</text:p></table:table-cell></table:table-row><table:table-row table:style-name="_31_Table2.2"><table:table-cell table:style-name="_31_Table2.A2" office:value-type="string"><text:p text:style-name="P22">#1:20</text:p></table:table-cell><table:table-cell table:style-name="_31_Table2.B2" office:value-type="string"><text:p text:style-name="P13">#2:20</text:p></table:table-cell><table:table-cell table:style-name="_31_Table2.C2" office:value-type="string"><text:p text:style-name="P12">#3:20</text:p></table:table-cell><table:table-cell table:style-name="_31_Table2.C2" office:value-type="string"><text:p text:style-name="P22">#4:20</text:p></table:table-cell></table:table-row><table:table-row table:style-name="_31_Table2.2"><table:table-cell table:style-name="_31_Table2.A2" office:value-type="string"><text:p text:style-name="P22">#1:21</text:p></table:table-cell><table:table-cell table:style-name="_31_Table2.B2" office:value-type="string"><text:p text:style-name="P13">#2:21</text:p></table:table-cell><table:table-cell table:style-name="_31_Table2.C2" office:value-type="string"><text:p text:style-name="P12">#3:21</text:p></table:table-cell><table:table-cell table:style-name="_31_Table2.C2" office:value-type="string"><text:p text:style-name="P22">#4:21</text:p></table:table-cell></table:table-row><table:table-row table:style-name="_31_Table2.2"><table:table-cell table:style-name="_31_Table2.A2" office:value-type="string"><text:p text:style-name="P22">#1:22</text:p></table:table-cell><table:table-cell table:style-name="_31_Table2.B2" office:value-type="string"><text:p text:style-name="P13">#2:22</text:p></table:table-cell><table:table-cell table:style-name="_31_Table2.C2" office:value-type="string"><text:p text:style-name="P12">#3:22</text:p></table:table-cell><table:table-cell table:style-name="_31_Table2.C2" office:value-type="string"><text:p text:style-name="P22">#4:22</text:p></table:table-cell></table:table-row><table:table-row table:style-name="_31_Table2.2"><table:table-cell table:style-name="_31_Table2.A2" office:value-type="string"><text:p text:style-name="P22">#1:23</text:p></table:table-cell><table:table-cell table:style-name="_31_Table2.B2" office:value-type="string"><text:p text:style-name="P13">#2:23</text:p></table:table-cell><table:table-cell table:style-name="_31_Table2.C2" office:value-type="string"><text:p text:style-name="P12">#3:23</text:p></table:table-cell><table:table-cell table:style-name="_31_Table2.C2" office:value-type="string"><text:p text:style-name="P22">#4:23</text:p></table:table-cell></table:table-row><table:table-row table:style-name="_31_Table2.2"><table:table-cell table:style-name="_31_Table2.A2" office:value-type="string"><text:p text:style-name="P22">#1:24</text:p></table:table-cell><table:table-cell table:style-name="_31_Table2.B2" office:value-type="string"><text:p text:style-name="P13">#2:24</text:p></table:table-cell><table:table-cell table:style-name="_31_Table2.C2" office:value-type="string"><text:p text:style-name="P12">#3:24</text:p></table:table-cell><table:table-cell table:style-name="_31_Table2.C2" office:value-type="string"><text:p text:style-name="P22">#4:24</text:p></table:table-cell></table:table-row><table:table-row table:style-name="_31_Table2.2"><table:table-cell table:style-name="_31_Table2.A2" office:value-type="string"><text:p text:style-name="P22">#1:25</text:p></table:table-cell><table:table-cell table:style-name="_31_Table2.B2" office:value-type="string"><text:p text:style-name="P13">#2:25</text:p></table:table-cell><table:table-cell table:style-name="_31_Table2.C2" office:value-type="string"><text:p text:style-name="P12">#3:25</text:p></table:table-cell><table:table-cell table:style-name="_31_Table2.C2" office:value-type="string"><text:p text:style-name="P22">#4:25</text:p></table:table-cell></table:table-row><table:table-row table:style-name="_31_Table2.2"><table:table-cell table:style-name="_31_Table2.A1" office:value-type="string"><text:p text:style-name="P22">#1:26</text:p></table:table-cell><table:table-cell table:style-name="_31_Table2.B1" office:value-type="string"><text:p text:style-name="P21">#2:26</text:p></table:table-cell><table:table-cell table:style-name="_31_Table2.B1" office:value-type="string"><text:p text:style-name="P12">#3:26</text:p></table:table-cell><table:table-cell table:style-name="_31_Table2.B1" office:value-type="string"><text:p text:style-name="P22">#4:26</text:p></table:table-cell></table:table-row></table:table><text:p text:style-name="Frame_20_contents"/></draw:text-box></draw:frame><draw:frame draw:style-name="fr3" draw:name="1Frame3" text:anchor-type="paragraph" svg:x="8.01mm" svg:y="147mm" svg:width="11.99mm" svg:height="144.99mm" draw:z-index="1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4" draw:name="1Frame4" text:anchor-type="paragraph" svg:x="20mm" svg:y="252.01mm" svg:width="185mm" svg:height="40.01mm" draw:z-index="3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7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9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9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9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10">#5:7</text:p></table:table-cell><table:table-cell table:style-name="_31_Table4.F1" office:value-type="string"><text:p text:style-name="P10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6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9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9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5" draw:name="1Frame5" text:anchor-type="paragraph" svg:x="85.5mm" svg:y="229.99mm" svg:width="118.99mm" svg:height="21.5mm" draw:z-index="4"><draw:text-box><table:table table:name="Table1" table:style-name="Table1" table:template-name="Default Style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18"/></table:table-cell><table:table-cell table:style-name="Table1.A1" office:value-type="string"><text:p text:style-name="P18"/></table:table-cell><table:table-cell table:style-name="Table1.A1" office:value-type="string"><text:p text:style-name="P18"/></table:table-cell></table:table-row><table:table-row table:style-name="Table1.2"><table:table-cell table:style-name="Table1.A2" table:number-columns-spanned="3" office:value-type="string"><text:p text:style-name="P18"/></table:table-cell><table:covered-table-cell/><table:covered-table-cell/></table:table-row></table:table><text:p text:style-name="P2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6:15.858645393</meta:creation-date>
    <meta:editing-duration>PT1M9S</meta:editing-duration>
    <meta:editing-cycles>3</meta:editing-cycles>
    <meta:generator>LibreOffice/6.0.2.1.0$Linux_X86_64 LibreOffice_project/00m0$Build-1</meta:generator>
    <dc:date>2018-03-22T15:48:26.525283125</dc:date>
    <meta:document-statistic meta:table-count="5" meta:image-count="0" meta:object-count="0" meta:page-count="1" meta:paragraph-count="140" meta:word-count="155" meta:character-count="727" meta:non-whitespace-character-count="712"/>
  </office:meta>
</office:document-meta>
</file>